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4.9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kdw_status_are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kdw_read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erimeter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/>
          <table:table-cell table:formula="of:=SUM([.B3:.B4])" office:value-type="float" office:value="1077122581.6143" calcext:value-type="float">
            <text:p>1077122581,6143</text:p>
          </table:table-cell>
          <table:table-cell/>
          <table:table-cell table:formula="of:=[.B2]/[.$B$2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79127.71092426" calcext:value-type="float">
            <text:p>1279127,71092426</text:p>
          </table:table-cell>
          <table:table-cell office:value-type="float" office:value="81345.8016598714" calcext:value-type="float">
            <text:p>81345,8016598714</text:p>
          </table:table-cell>
          <table:table-cell table:formula="of:=[.B3]/[.$B$2]" office:value-type="percentage" office:value="0.00118754144863178" calcext:value-type="percentage">
            <text:p>0,12%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075843453.90338" calcext:value-type="float">
            <text:p>1075843453,90338</text:p>
          </table:table-cell>
          <table:table-cell office:value-type="float" office:value="10551456.4565294" calcext:value-type="float">
            <text:p>10551456,4565294</text:p>
          </table:table-cell>
          <table:table-cell table:formula="of:=[.B4]/[.$B$2]" office:value-type="percentage" office:value="0.998812458551368" calcext:value-type="percentage">
            <text:p>99,8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5T18:27:04.099350300</dc:date>
    <meta:editing-duration>PT15H5M30S</meta:editing-duration>
    <meta:editing-cycles>2</meta:editing-cycles>
    <meta:generator>LibreOffice/25.2.2.2$Windows_X86_64 LibreOffice_project/7370d4be9e3cf6031a51beef54ff3bda878e3fac</meta:generator>
    <meta:document-statistic meta:table-count="1" meta:cell-count="14" meta:object-count="0"/>
  </office:meta>
</office:document-meta>
</file>